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064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">
      <style:table-cell-properties style:rotation-align="none"/>
    </style:style>
    <style:style style:name="ce3" style:family="table-cell" style:parent-style-name="Default" style:data-style-name="N124">
      <style:table-cell-properties style:rotation-align="none"/>
    </style:style>
    <style:style style:name="ce4" style:family="table-cell" style:parent-style-name="Default" style:data-style-name="N11"/>
    <style:style style:name="ce5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1" table:default-cell-style-name="ce8"/>
        <table:table-column table:style-name="co1" table:number-columns-repeated="1014" table:default-cell-style-name="ce1"/>
        <table:table-row table:style-name="ro1">
          <table:table-cell office:value-type="string">
            <text:p>Total</text:p>
          </table:table-cell>
          <table:table-cell table:formula="of:=SUM(win+lost+tie)" office:value-type="float" office:value="4410">
            <text:p>4410</text:p>
          </table:table-cell>
          <table:table-cell table:number-columns-repeated="2"/>
          <table:table-cell office:value-type="string">
            <text:p>Pessimist</text:p>
          </table:table-cell>
          <table:table-cell office:value-type="string">
            <text:p>Realistic</text:p>
          </table:table-cell>
          <table:table-cell office:value-type="string">
            <text:p>Optmistic</text:p>
          </table:table-cell>
          <table:table-cell/>
          <table:table-cell table:style-name="ce6" office:value-type="string">
            <text:p>Cobertura de Nil</text:p>
          </table:table-cell>
          <table:table-cell table:number-columns-repeated="2"/>
          <table:table-cell office:value-type="string">
            <text:p>Corte em N rodadas com X cartas do naipe</text:p>
          </table:table-cell>
          <table:table-cell table:number-columns-repeated="1012"/>
        </table:table-row>
        <table:table-row table:style-name="ro1">
          <table:table-cell office:value-type="string">
            <text:p>Win</text:p>
          </table:table-cell>
          <table:table-cell office:value-type="float" office:value="2633">
            <text:p>2633</text:p>
          </table:table-cell>
          <table:table-cell/>
          <table:table-cell office:value-type="string">
            <text:p>Ratio</text:p>
          </table:table-cell>
          <table:table-cell table:style-name="ce4" table:formula="of:=win/total" office:value-type="percentage" office:value="0.597052154195011">
            <text:p>59.71%</text:p>
          </table:table-cell>
          <table:table-cell table:style-name="ce4" table:formula="of:=win/(win+lost)" office:value-type="percentage" office:value="0.597865576748411">
            <text:p>59.79%</text:p>
          </table:table-cell>
          <table:table-cell table:style-name="ce4" table:formula="of:=1-(lost/total)" office:value-type="percentage" office:value="0.598412698412698">
            <text:p>59.84%</text:p>
          </table:table-cell>
          <table:table-cell/>
          <table:table-cell table:style-name="ce7" office:value-type="string">
            <text:p>K</text:p>
          </table:table-cell>
          <table:table-cell table:style-name="ce4" table:formula="of:=1-POWER(2/3;ROW([.I2])-1)" office:value-type="percentage" office:value="0.333333333333333">
            <text:p>33.33%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9" table:formula="of:=(13-[.M2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string">
            <text:p>Lost</text:p>
          </table:table-cell>
          <table:table-cell office:value-type="float" office:value="1771">
            <text:p>1771</text:p>
          </table:table-cell>
          <table:table-cell/>
          <table:table-cell office:value-type="string">
            <text:p>To Goal</text:p>
          </table:table-cell>
          <table:table-cell table:style-name="ce5" table:formula="of:=((total-win)/(1-goal))-total" office:value-type="float" office:value="32.5000000000009">
            <text:p>32.5</text:p>
          </table:table-cell>
          <table:table-cell table:style-name="ce5" table:formula="of:=(lost/(1-goal))-(win+lost)" office:value-type="float" office:value="23.5000000000009">
            <text:p>23.5</text:p>
          </table:table-cell>
          <table:table-cell table:style-name="ce5" table:formula="of:=(lost/(1-goal))-total" office:value-type="float" office:value="17.5000000000009">
            <text:p>17.5</text:p>
          </table:table-cell>
          <table:table-cell/>
          <table:table-cell table:style-name="ce7" office:value-type="string">
            <text:p>Q</text:p>
          </table:table-cell>
          <table:table-cell table:style-name="ce4" table:formula="of:=1-POWER(2/3;ROW([.I3])-1)" office:value-type="percentage" office:value="0.555555555555556">
            <text:p>55.56%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13-[.M3])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string">
            <text:p>Ti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pare</text:p>
          </table:table-cell>
          <table:table-cell table:style-name="ce5" table:formula="of:=(win/goal)-total" office:value-type="float" office:value="-21.666666666667">
            <text:p>-</text:p>
          </table:table-cell>
          <table:table-cell table:style-name="ce5" table:formula="of:=(win/goal)-(win+lost)" office:value-type="float" office:value="-15.666666666667">
            <text:p>-</text:p>
          </table:table-cell>
          <table:table-cell table:style-name="ce5" table:formula="of:=((total-lost)/goal)-total" office:value-type="float" office:value="-11.666666666667">
            <text:p>-</text:p>
          </table:table-cell>
          <table:table-cell/>
          <table:table-cell table:style-name="ce7" office:value-type="string">
            <text:p>J</text:p>
          </table:table-cell>
          <table:table-cell table:style-name="ce4" table:formula="of:=1-POWER(2/3;ROW([.I4])-1)" office:value-type="percentage" office:value="0.703703703703704">
            <text:p>70.37%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13-[.M4]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Goal</text:p>
          </table:table-cell>
          <table:table-cell table:style-name="ce2" office:value-type="percentage" office:value="0.6">
            <text:p>60%</text:p>
          </table:table-cell>
          <table:table-cell table:number-columns-repeated="6"/>
          <table:table-cell table:style-name="ce7" office:value-type="float" office:value="10">
            <text:p>10</text:p>
          </table:table-cell>
          <table:table-cell table:style-name="ce4" table:formula="of:=1-POWER(2/3;ROW([.I5])-1)" office:value-type="percentage" office:value="0.802469135802469">
            <text:p>80.25%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13-[.M5])" office:value-type="float" office:value="9">
            <text:p>9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 office:value-type="float" office:value="9">
            <text:p>9</text:p>
          </table:table-cell>
          <table:table-cell table:style-name="ce4" table:formula="of:=1-POWER(2/3;ROW([.I6])-1)" office:value-type="percentage" office:value="0.868312757201646">
            <text:p>86.83%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13-[.M6])" office:value-type="float" office:value="8">
            <text:p>8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 office:value-type="float" office:value="8">
            <text:p>8</text:p>
          </table:table-cell>
          <table:table-cell table:style-name="ce4" table:formula="of:=1-POWER(2/3;ROW([.I7])-1)" office:value-type="percentage" office:value="0.912208504801097">
            <text:p>91.22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13-[.M7])" office:value-type="float" office:value="12">
            <text:p>12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Invisible"/>
          <table:table-cell table:number-columns-repeated="2"/>
          <table:table-cell table:style-name="ce7" office:value-type="float" office:value="7">
            <text:p>7</text:p>
          </table:table-cell>
          <table:table-cell table:style-name="ce4" table:formula="of:=1-POWER(2/3;ROW([.I8])-1)" office:value-type="percentage" office:value="0.941472336534065">
            <text:p>94.15%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(13-[.M8])" office:value-type="float" office:value="11">
            <text:p>11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 office:value-type="float" office:value="6">
            <text:p>6</text:p>
          </table:table-cell>
          <table:table-cell table:style-name="ce4" table:formula="of:=1-POWER(2/3;ROW([.I9])-1)" office:value-type="percentage" office:value="0.960981557689377">
            <text:p>96.10%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13-[.M9]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 office:value-type="float" office:value="5">
            <text:p>5</text:p>
          </table:table-cell>
          <table:table-cell table:style-name="ce4" table:formula="of:=1-POWER(2/3;ROW([.I10])-1)" office:value-type="percentage" office:value="0.973987705126251">
            <text:p>97.40%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13-[.M10])" office:value-type="float" office:value="9">
            <text:p>9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 office:value-type="float" office:value="4">
            <text:p>4</text:p>
          </table:table-cell>
          <table:table-cell table:style-name="ce4" table:formula="of:=1-POWER(2/3;ROW([.I11])-1)" office:value-type="percentage" office:value="0.982658470084167">
            <text:p>98.27%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13-[.M11])" office:value-type="float" office:value="8">
            <text:p>8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"/>
          <table:table-cell table:number-columns-repeated="4"/>
          <table:table-cell table:style-name="ce7" office:value-type="float" office:value="3">
            <text:p>3</text:p>
          </table:table-cell>
          <table:table-cell table:style-name="ce4" table:formula="of:=1-POWER(2/3;ROW([.I12])-1)" office:value-type="percentage" office:value="0.988438980056112">
            <text:p>98.84%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13-[.M12])" office:value-type="float" office:value="12">
            <text:p>12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 office:value-type="float" office:value="2">
            <text:p>2</text:p>
          </table:table-cell>
          <table:table-cell table:style-name="ce4" table:formula="of:=1-POWER(2/3;ROW([.I13])-1)" office:value-type="percentage" office:value="0.992292653370741">
            <text:p>99.23%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13-[.M13])" office:value-type="float" office:value="11">
            <text:p>11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/>
          <table:table-cell table:number-columns-repeated="2"/>
          <table:table-cell table:number-columns-repeated="2" office:value-type="float" office:value="3">
            <text:p>3</text:p>
          </table:table-cell>
          <table:table-cell table:formula="of:=(13-[.M14]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/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13-[.M15])" office:value-type="float" office:value="9">
            <text:p>9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7"/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13-[.M16])" office:value-type="float" office:value="8">
            <text:p>8</text:p>
          </table:table-cell>
          <table:table-cell table:number-columns-repeated="101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goal" table:base-cell-address="$Plan1.$A$1" table:cell-range-address="$Plan1.$B$5"/>
        <table:named-range table:name="lost" table:base-cell-address="$Plan1.$A$1" table:cell-range-address="$Plan1.$B$3"/>
        <table:named-range table:name="tie" table:base-cell-address="$Plan1.$A$1" table:cell-range-address="$Plan1.$B$4"/>
        <table:named-range table:name="total" table:base-cell-address="$Plan1.$A$1" table:cell-range-address="$Plan1.$B$1"/>
        <table:named-range table:name="win" table:base-cell-address="$Plan1.$A$1" table:cell-range-address="$Plan1.$B$2"/>
        <table:named-expression table:name="__shared_1_0_0" table:base-cell-address="$Plan1.$A$1" table:expression="(13-#REF!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4P0" style:volatile="true">
      <number:number number:decimal-places="1" number:min-integer-digits="1"/>
    </number:number-style>
    <number:number-style style:name="N124P1" style:volatile="true">
      <number:text>-</number:text>
    </number:number-style>
    <number:number-style style:name="N124" number:title="Zero-To-Blank">
      <number:number number:min-integer-digits="1"/>
      <number:text/>
      <style:map style:condition="value()&gt;0" style:apply-style-name="N124P0"/>
      <style:map style:condition="value()&lt;=0" style:apply-style-name="N124P1"/>
    </number:number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visible" style:family="table-cell" style:parent-style-name="Default">
      <style:table-cell-properties fo:background-color="transparent" style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12-03T19:32:33</dc:date>
    <dc:creator>Rodrigo Silva</dc:creator>
    <meta:editing-duration>PT6H21M43S</meta:editing-duration>
    <meta:editing-cycles>26</meta:editing-cycles>
    <meta:document-statistic meta:table-count="1" meta:cell-count="96" meta:object-count="0"/>
  </office:meta>
</office:document-meta>
</file>